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<text:s/>angular revision material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<text:s/>angular revision materi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<text:s/>angular revision materi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<text:s/>angular revision materi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<text:s/>angular revision materi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<text:s/>angular revision materi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<text:s/>angular revision materi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<text:s/>angular revision material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<text:s/>angular revision material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10M00S" calcext:value-type="time">
            <text:p>19:1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8:57:33.631941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7-07T18:58:30.791936434</dc:date>
    <meta:editing-cycles>113</meta:editing-cycles>
    <meta:editing-duration>PT6H50M48S</meta:editing-duration>
    <meta:generator>LibreOffice/6.4.7.2$Linux_X86_64 LibreOffice_project/40$Build-2</meta:generator>
    <meta:document-statistic meta:table-count="1" meta:cell-count="40" meta:object-count="0"/>
  </office:meta>
</office:document-meta>
</file>